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vertical-align="middle" loext:decorative="false"/>
    </style:style>
    <style:style style:name="gr2" style:family="graphic" style:parent-style-name="objectwithoutfill">
      <style:graphic-properties svg:stroke-color="#00a933" draw:fill="none" draw:textarea-vertical-align="middle" loext:decorative="false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color="#ff0000" draw:fill="solid" draw:fill-color="#ff0000" draw:textarea-vertical-align="middle" loext:decorative="false"/>
    </style:style>
    <style:style style:name="gr7" style:family="graphic" style:parent-style-name="standard">
      <style:graphic-properties svg:stroke-color="#00a933" draw:fill="solid" draw:fill-color="#00a933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line draw:style-name="gr1" draw:text-style-name="P1" draw:layer="layout" svg:width="16.999cm" svg:height="0.999cm" svg:x="2cm" svg:y="2cm" svg:viewBox="0 0 17000 1000" draw:points="0,1000 2000,1000 2000,0 5000,0 5000,1000 17000,1000">
          <text:p/>
        </draw:polyline>
        <draw:polyline draw:style-name="gr1" draw:text-style-name="P1" draw:layer="layout" svg:width="16.999cm" svg:height="0.999cm" svg:x="2cm" svg:y="4cm" svg:viewBox="0 0 17000 1000" draw:points="0,1000 3000,1000 3000,0 6000,0 6000,1000 17000,1000">
          <text:p/>
        </draw:polyline>
        <draw:polyline draw:style-name="gr1" draw:text-style-name="P1" draw:layer="layout" svg:width="16.999cm" svg:height="0.999cm" svg:x="2cm" svg:y="6cm" svg:viewBox="0 0 17000 1000" draw:points="0,1000 8000,1000 8000,0 11000,0 11000,1000 17000,1000">
          <text:p/>
        </draw:polyline>
        <draw:polyline draw:style-name="gr2" draw:text-style-name="P1" draw:layer="layout" svg:width="16.999cm" svg:height="0.999cm" svg:x="2cm" svg:y="8cm" svg:viewBox="0 0 17000 1000" draw:points="0,1000 4000,1000 4000,0 14000,0 14000,1000 17000,1000">
          <text:p/>
        </draw:polyline>
        <draw:polyline draw:style-name="gr2" draw:text-style-name="P1" draw:layer="layout" svg:width="16.999cm" svg:height="0.999cm" svg:x="2cm" svg:y="10cm" svg:viewBox="0 0 17000 1000" draw:points="0,1000 6000,1000 6000,0 16000,0 16000,1000 17000,1000">
          <text:p/>
        </draw:polyline>
        <draw:polyline draw:style-name="gr3" draw:text-style-name="P1" draw:layer="layout" svg:width="16.999cm" svg:height="0.999cm" svg:x="2cm" svg:y="12cm" svg:viewBox="0 0 17000 1000" draw:points="0,1000 2000,1000 2000,0 6000,0 6000,1000 8000,1000 8000,0 11000,0 11000,1000 17000,1000">
          <text:p/>
        </draw:polyline>
        <draw:polyline draw:style-name="gr4" draw:text-style-name="P1" draw:layer="layout" svg:width="16.999cm" svg:height="0.999cm" svg:x="2cm" svg:y="14cm" svg:viewBox="0 0 17000 1000" draw:points="0,1000 4000,1000 4000,0 16000,0 16000,1000 17000,1000">
          <text:p/>
        </draw:polyline>
        <draw:polyline draw:style-name="gr5" draw:text-style-name="P1" draw:layer="layout" svg:width="16.999cm" svg:height="0.999cm" svg:x="2cm" svg:y="16cm" svg:viewBox="0 0 17000 1000" draw:points="0,1000 4000,1000 4000,0 6000,0 6000,1000 8000,1000 8000,0 11000,0 11000,1000 17000,1000">
          <text:p/>
        </draw:polyline>
        <draw:polygon draw:style-name="gr6" draw:text-style-name="P2" draw:layer="layout" svg:width="16.999cm" svg:height="0.999cm" svg:x="2cm" svg:y="18cm" svg:viewBox="0 0 17000 1000" draw:points="0,1000 4000,1000 4000,0 5000,0 5000,1000 17000,1000">
          <text:p/>
        </draw:polygon>
        <draw:polygon draw:style-name="gr6" draw:text-style-name="P2" draw:layer="layout" svg:width="16.999cm" svg:height="0.999cm" svg:x="2cm" svg:y="20cm" svg:viewBox="0 0 17000 1000" draw:points="0,1000 4000,1000 4000,0 6000,0 6000,1000 17000,1000">
          <text:p/>
        </draw:polygon>
        <draw:polygon draw:style-name="gr6" draw:text-style-name="P2" draw:layer="layout" svg:width="16.999cm" svg:height="0.999cm" svg:x="2cm" svg:y="22cm" svg:viewBox="0 0 17000 1000" draw:points="0,1000 8000,1000 8000,0 11000,0 11000,1000 17000,1000">
          <text:p/>
        </draw:polygon>
        <draw:polygon draw:style-name="gr7" draw:text-style-name="P3" draw:layer="layout" svg:width="16.999cm" svg:height="0.999cm" svg:x="2cm" svg:y="24cm" svg:viewBox="0 0 17000 1000" draw:points="0,1000 4000,1000 4000,0 6000,0 6000,1000 8000,1000 8000,0 11000,0 11000,1000 17000,1000">
          <text:p/>
        </draw:polygon>
        <draw:polygon draw:style-name="gr7" draw:text-style-name="P3" draw:layer="layout" svg:width="16.999cm" svg:height="0.999cm" svg:x="2cm" svg:y="26cm" svg:viewBox="0 0 17000 1000" draw:points="0,1000 8000,1000 8000,0 11000,0 11000,1000 17000,1000">
          <text:p/>
        </draw:polygon>
        <draw:frame draw:style-name="gr8" draw:text-style-name="P4" draw:layer="layout" svg:width="1.999cm" svg:height="1.038cm" svg:x="0.001cm" svg:y="1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2cm" svg:y="3.962cm">
          <draw:text-box>
            <text:p><text:span text:style-name="T1">ch2</text:span></text:p>
          </draw:text-box>
        </draw:frame>
        <draw:frame draw:style-name="gr8" draw:text-style-name="P4" draw:layer="layout" svg:width="1.999cm" svg:height="1.038cm" svg:x="0.002cm" svg:y="5.962cm">
          <draw:text-box>
            <text:p><text:span text:style-name="T1">ch3</text:span></text:p>
          </draw:text-box>
        </draw:frame>
        <draw:frame draw:style-name="gr8" draw:text-style-name="P4" draw:layer="layout" svg:width="1.999cm" svg:height="1.038cm" svg:x="0.002cm" svg:y="7.962cm">
          <draw:text-box>
            <text:p><text:span text:style-name="T1">ch4</text:span></text:p>
          </draw:text-box>
        </draw:frame>
        <draw:frame draw:style-name="gr8" draw:text-style-name="P4" draw:layer="layout" svg:width="1.999cm" svg:height="1.038cm" svg:x="0.002cm" svg:y="9.962cm">
          <draw:text-box>
            <text:p><text:span text:style-name="T1">ch5</text:span></text:p>
          </draw:text-box>
        </draw:frame>
        <draw:frame draw:style-name="gr8" draw:text-style-name="P4" draw:layer="layout" svg:width="1.999cm" svg:height="1.038cm" svg:x="0.003cm" svg:y="11.962cm">
          <draw:text-box>
            <text:p><text:span text:style-name="T1">G1</text:span></text:p>
          </draw:text-box>
        </draw:frame>
        <draw:frame draw:style-name="gr8" draw:text-style-name="P4" draw:layer="layout" svg:width="1.999cm" svg:height="1.038cm" svg:x="0.003cm" svg:y="13.962cm">
          <draw:text-box>
            <text:p><text:span text:style-name="T1">G2</text:span></text:p>
          </draw:text-box>
        </draw:frame>
        <draw:frame draw:style-name="gr8" draw:text-style-name="P4" draw:layer="layout" svg:width="1.999cm" svg:height="1.038cm" svg:x="0.003cm" svg:y="15.962cm">
          <draw:text-box>
            <text:p><text:span text:style-name="T1">CC</text:span></text:p>
          </draw:text-box>
        </draw:frame>
        <draw:frame draw:style-name="gr8" draw:text-style-name="P4" draw:layer="layout" svg:width="1.999cm" svg:height="1.038cm" svg:x="0.002cm" svg:y="17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2cm" svg:y="19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3cm" svg:y="21.962cm">
          <draw:text-box>
            <text:p><text:span text:style-name="T1">CH3</text:span></text:p>
          </draw:text-box>
        </draw:frame>
        <draw:frame draw:style-name="gr8" draw:text-style-name="P4" draw:layer="layout" svg:width="1.999cm" svg:height="1.038cm" svg:x="0.003cm" svg:y="23.962cm">
          <draw:text-box>
            <text:p><text:span text:style-name="T1">CH4</text:span></text:p>
          </draw:text-box>
        </draw:frame>
        <draw:frame draw:style-name="gr8" draw:text-style-name="P4" draw:layer="layout" svg:width="1.999cm" svg:height="1.038cm" svg:x="0.003cm" svg:y="25.962cm">
          <draw:text-box>
            <text:p><text:span text:style-name="T1">CH5</text:span></text:p>
          </draw:text-box>
        </draw:frame>
        <draw:frame draw:style-name="gr9" draw:text-style-name="P4" draw:layer="layout" svg:width="6.034cm" svg:height="1.038cm" svg:x="2.002cm" svg:y="-0.038cm">
          <draw:text-box>
            <text:p><text:span text:style-name="T1">Min1=1; Min2=1</text:span></text:p>
          </draw:text-box>
        </draw:frame>
      </draw:page>
      <draw:page draw:name="page2" draw:style-name="dp1" draw:master-page-name="Обычный">
        <draw:polyline draw:style-name="gr1" draw:text-style-name="P1" draw:layer="layout" svg:width="16.999cm" svg:height="0.999cm" svg:x="2cm" svg:y="2cm" svg:viewBox="0 0 17000 1000" draw:points="0,1000 2000,1000 2000,0 5000,0 5000,1000 17000,1000">
          <text:p/>
        </draw:polyline>
        <draw:polyline draw:style-name="gr1" draw:text-style-name="P1" draw:layer="layout" svg:width="16.999cm" svg:height="0.999cm" svg:x="2cm" svg:y="4cm" svg:viewBox="0 0 17000 1000" draw:points="0,1000 3000,1000 3000,0 6000,0 6000,1000 17000,1000">
          <text:p/>
        </draw:polyline>
        <draw:polyline draw:style-name="gr1" draw:text-style-name="P1" draw:layer="layout" svg:width="16.999cm" svg:height="0.999cm" svg:x="2cm" svg:y="6cm" svg:viewBox="0 0 17000 1000" draw:points="0,1000 8000,1000 8000,0 11000,0 11000,1000 17000,1000">
          <text:p/>
        </draw:polyline>
        <draw:polyline draw:style-name="gr2" draw:text-style-name="P1" draw:layer="layout" svg:width="16.999cm" svg:height="0.999cm" svg:x="2cm" svg:y="8cm" svg:viewBox="0 0 17000 1000" draw:points="0,1000 4000,1000 4000,0 14000,0 14000,1000 17000,1000">
          <text:p/>
        </draw:polyline>
        <draw:polyline draw:style-name="gr2" draw:text-style-name="P1" draw:layer="layout" svg:width="16.999cm" svg:height="0.999cm" svg:x="2cm" svg:y="10cm" svg:viewBox="0 0 17000 1000" draw:points="0,1000 6000,1000 6000,0 16000,0 16000,1000 17000,1000">
          <text:p/>
        </draw:polyline>
        <draw:polyline draw:style-name="gr3" draw:text-style-name="P1" draw:layer="layout" svg:width="17.035cm" svg:height="0.999cm" svg:x="2cm" svg:y="12cm" svg:viewBox="0 0 17036 1000" draw:points="0,1000 3036,1000 3036,0 5036,0 5036,1000 17036,1000">
          <text:p/>
        </draw:polyline>
        <draw:polyline draw:style-name="gr4" draw:text-style-name="P1" draw:layer="layout" svg:width="16.999cm" svg:height="0.999cm" svg:x="2cm" svg:y="14cm" svg:viewBox="0 0 17000 1000" draw:points="0,1000 6036,1000 6036,0 14036,0 14036,1000 17000,1000">
          <text:p/>
        </draw:polyline>
        <draw:line draw:style-name="gr5" draw:text-style-name="P1" draw:layer="layout" svg:x1="2cm" svg:y1="17cm" svg:x2="19.036cm" svg:y2="17cm">
          <text:p/>
        </draw:line>
        <draw:polygon draw:style-name="gr6" draw:text-style-name="P2" draw:layer="layout" svg:width="16.999cm" svg:height="0cm" svg:x="2cm" svg:y="19cm" svg:viewBox="0 0 17000 0" draw:points="0,0 17000,0">
          <text:p/>
        </draw:polygon>
        <draw:polygon draw:style-name="gr7" draw:text-style-name="P3" draw:layer="layout" svg:width="16.999cm" svg:height="0cm" svg:x="2cm" svg:y="25cm" svg:viewBox="0 0 17000 0" draw:points="0,0 17000,0">
          <text:p/>
        </draw:polygon>
        <draw:frame draw:style-name="gr8" draw:text-style-name="P4" draw:layer="layout" svg:width="1.999cm" svg:height="1.038cm" svg:x="0.001cm" svg:y="1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2cm" svg:y="3.962cm">
          <draw:text-box>
            <text:p><text:span text:style-name="T1">ch2</text:span></text:p>
          </draw:text-box>
        </draw:frame>
        <draw:frame draw:style-name="gr8" draw:text-style-name="P4" draw:layer="layout" svg:width="1.999cm" svg:height="1.038cm" svg:x="0.002cm" svg:y="5.962cm">
          <draw:text-box>
            <text:p><text:span text:style-name="T1">ch3</text:span></text:p>
          </draw:text-box>
        </draw:frame>
        <draw:frame draw:style-name="gr8" draw:text-style-name="P4" draw:layer="layout" svg:width="1.999cm" svg:height="1.038cm" svg:x="0.002cm" svg:y="7.962cm">
          <draw:text-box>
            <text:p><text:span text:style-name="T1">ch4</text:span></text:p>
          </draw:text-box>
        </draw:frame>
        <draw:frame draw:style-name="gr8" draw:text-style-name="P4" draw:layer="layout" svg:width="1.999cm" svg:height="1.038cm" svg:x="0.002cm" svg:y="9.962cm">
          <draw:text-box>
            <text:p><text:span text:style-name="T1">ch5</text:span></text:p>
          </draw:text-box>
        </draw:frame>
        <draw:frame draw:style-name="gr8" draw:text-style-name="P4" draw:layer="layout" svg:width="1.999cm" svg:height="1.038cm" svg:x="0.003cm" svg:y="11.962cm">
          <draw:text-box>
            <text:p><text:span text:style-name="T1">G1</text:span></text:p>
          </draw:text-box>
        </draw:frame>
        <draw:frame draw:style-name="gr8" draw:text-style-name="P4" draw:layer="layout" svg:width="1.999cm" svg:height="1.038cm" svg:x="0.003cm" svg:y="13.962cm">
          <draw:text-box>
            <text:p><text:span text:style-name="T1">G2</text:span></text:p>
          </draw:text-box>
        </draw:frame>
        <draw:frame draw:style-name="gr8" draw:text-style-name="P4" draw:layer="layout" svg:width="1.999cm" svg:height="1.038cm" svg:x="0.003cm" svg:y="15.962cm">
          <draw:text-box>
            <text:p><text:span text:style-name="T1">CC</text:span></text:p>
          </draw:text-box>
        </draw:frame>
        <draw:frame draw:style-name="gr8" draw:text-style-name="P4" draw:layer="layout" svg:width="1.999cm" svg:height="1.038cm" svg:x="0.002cm" svg:y="17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2cm" svg:y="19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3cm" svg:y="21.962cm">
          <draw:text-box>
            <text:p><text:span text:style-name="T1">CH3</text:span></text:p>
          </draw:text-box>
        </draw:frame>
        <draw:frame draw:style-name="gr8" draw:text-style-name="P4" draw:layer="layout" svg:width="1.999cm" svg:height="1.038cm" svg:x="0.003cm" svg:y="23.962cm">
          <draw:text-box>
            <text:p><text:span text:style-name="T1">CH4</text:span></text:p>
          </draw:text-box>
        </draw:frame>
        <draw:frame draw:style-name="gr8" draw:text-style-name="P4" draw:layer="layout" svg:width="1.999cm" svg:height="1.038cm" svg:x="0.003cm" svg:y="25.962cm">
          <draw:text-box>
            <text:p><text:span text:style-name="T1">CH5</text:span></text:p>
          </draw:text-box>
        </draw:frame>
        <draw:polygon draw:style-name="gr6" draw:text-style-name="P2" draw:layer="layout" svg:width="16.999cm" svg:height="0cm" svg:x="2cm" svg:y="21cm" svg:viewBox="0 0 17000 0" draw:points="0,0 17000,0">
          <text:p/>
        </draw:polygon>
        <draw:polygon draw:style-name="gr6" draw:text-style-name="P2" draw:layer="layout" svg:width="16.999cm" svg:height="0cm" svg:x="2cm" svg:y="23cm" svg:viewBox="0 0 17000 0" draw:points="0,0 17000,0">
          <text:p/>
        </draw:polygon>
        <draw:polygon draw:style-name="gr7" draw:text-style-name="P3" draw:layer="layout" svg:width="16.999cm" svg:height="0cm" svg:x="2cm" svg:y="27cm" svg:viewBox="0 0 17000 0" draw:points="0,0 17000,0">
          <text:p/>
        </draw:polygon>
        <draw:frame draw:style-name="gr9" draw:text-style-name="P4" draw:layer="layout" svg:width="6.034cm" svg:height="1.038cm" svg:x="2.002cm" svg:y="-0.038cm">
          <draw:text-box>
            <text:p><text:span text:style-name="T1">Min1=2; Min2=2</text:span></text:p>
          </draw:text-box>
        </draw:frame>
      </draw:page>
      <draw:page draw:name="page3" draw:style-name="dp1" draw:master-page-name="Обычный">
        <draw:polyline draw:style-name="gr1" draw:text-style-name="P1" draw:layer="layout" svg:width="16.999cm" svg:height="0.999cm" svg:x="2cm" svg:y="2cm" svg:viewBox="0 0 17000 1000" draw:points="0,1000 2000,1000 2000,0 5000,0 5000,1000 17000,1000">
          <text:p/>
        </draw:polyline>
        <draw:polyline draw:style-name="gr1" draw:text-style-name="P1" draw:layer="layout" svg:width="16.999cm" svg:height="0.999cm" svg:x="2cm" svg:y="4cm" svg:viewBox="0 0 17000 1000" draw:points="0,1000 3000,1000 3000,0 6000,0 6000,1000 17000,1000">
          <text:p/>
        </draw:polyline>
        <draw:polyline draw:style-name="gr1" draw:text-style-name="P1" draw:layer="layout" svg:width="16.999cm" svg:height="0.999cm" svg:x="2cm" svg:y="6cm" svg:viewBox="0 0 17000 1000" draw:points="0,1000 8000,1000 8000,0 11000,0 11000,1000 17000,1000">
          <text:p/>
        </draw:polyline>
        <draw:polyline draw:style-name="gr2" draw:text-style-name="P1" draw:layer="layout" svg:width="16.999cm" svg:height="0.999cm" svg:x="2cm" svg:y="8cm" svg:viewBox="0 0 17000 1000" draw:points="0,1000 4000,1000 4000,0 14000,0 14000,1000 17000,1000">
          <text:p/>
        </draw:polyline>
        <draw:polyline draw:style-name="gr2" draw:text-style-name="P1" draw:layer="layout" svg:width="16.999cm" svg:height="0.999cm" svg:x="2cm" svg:y="10cm" svg:viewBox="0 0 17000 1000" draw:points="0,1000 6000,1000 6000,0 16000,0 16000,1000 17000,1000">
          <text:p/>
        </draw:polyline>
        <draw:polyline draw:style-name="gr3" draw:text-style-name="P1" draw:layer="layout" svg:width="16.999cm" svg:height="0.999cm" svg:x="2cm" svg:y="12cm" svg:viewBox="0 0 17000 1000" draw:points="0,1000 3036,1000 3036,0 5036,0 5036,1000 17000,1000">
          <text:p/>
        </draw:polyline>
        <draw:polyline draw:style-name="gr4" draw:text-style-name="P1" draw:layer="layout" svg:width="16.999cm" svg:height="0.999cm" svg:x="2cm" svg:y="14cm" svg:viewBox="0 0 17000 1000" draw:points="0,1000 4000,1000 4000,0 16000,0 16000,1000 17000,1000">
          <text:p/>
        </draw:polyline>
        <draw:polyline draw:style-name="gr5" draw:text-style-name="P1" draw:layer="layout" svg:width="16.999cm" svg:height="0.999cm" svg:x="2cm" svg:y="16cm" svg:viewBox="0 0 17000 1000" draw:points="0,1000 4000,1000 4000,0 5036,0 5036,1000 17000,1000">
          <text:p/>
        </draw:polyline>
        <draw:polygon draw:style-name="gr6" draw:text-style-name="P2" draw:layer="layout" svg:width="16.999cm" svg:height="0.999cm" svg:x="2cm" svg:y="18cm" svg:viewBox="0 0 17000 1000" draw:points="0,1000 4000,1000 4000,0 5000,0 5000,1000 17000,1000">
          <text:p/>
        </draw:polygon>
        <draw:polygon draw:style-name="gr6" draw:text-style-name="P2" draw:layer="layout" svg:width="16.999cm" svg:height="0.999cm" svg:x="2cm" svg:y="20cm" svg:viewBox="0 0 17000 1000" draw:points="0,1000 4000,1000 4000,0 5036,0 5036,1000 17000,1000">
          <text:p/>
        </draw:polygon>
        <draw:polygon draw:style-name="gr6" draw:text-style-name="P2" draw:layer="layout" svg:width="16.999cm" svg:height="0cm" svg:x="2cm" svg:y="23cm" svg:viewBox="0 0 17000 0" draw:points="0,0 17000,0">
          <text:p/>
        </draw:polygon>
        <draw:polygon draw:style-name="gr7" draw:text-style-name="P3" draw:layer="layout" svg:width="16.999cm" svg:height="0.999cm" svg:x="2cm" svg:y="24cm" svg:viewBox="0 0 17000 1000" draw:points="0,1000 4000,1000 4000,0 5036,0 5036,1000 17000,1000">
          <text:p/>
        </draw:polygon>
        <draw:polygon draw:style-name="gr7" draw:text-style-name="P3" draw:layer="layout" svg:width="16.999cm" svg:height="0cm" svg:x="2cm" svg:y="27cm" svg:viewBox="0 0 17000 0" draw:points="0,0 17000,0">
          <text:p/>
        </draw:polygon>
        <draw:frame draw:style-name="gr8" draw:text-style-name="P4" draw:layer="layout" svg:width="1.999cm" svg:height="1.038cm" svg:x="0.001cm" svg:y="1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2cm" svg:y="3.962cm">
          <draw:text-box>
            <text:p><text:span text:style-name="T1">ch2</text:span></text:p>
          </draw:text-box>
        </draw:frame>
        <draw:frame draw:style-name="gr8" draw:text-style-name="P4" draw:layer="layout" svg:width="1.999cm" svg:height="1.038cm" svg:x="0.002cm" svg:y="5.962cm">
          <draw:text-box>
            <text:p><text:span text:style-name="T1">ch3</text:span></text:p>
          </draw:text-box>
        </draw:frame>
        <draw:frame draw:style-name="gr8" draw:text-style-name="P4" draw:layer="layout" svg:width="1.999cm" svg:height="1.038cm" svg:x="0.002cm" svg:y="7.962cm">
          <draw:text-box>
            <text:p><text:span text:style-name="T1">ch4</text:span></text:p>
          </draw:text-box>
        </draw:frame>
        <draw:frame draw:style-name="gr8" draw:text-style-name="P4" draw:layer="layout" svg:width="1.999cm" svg:height="1.038cm" svg:x="0.002cm" svg:y="9.962cm">
          <draw:text-box>
            <text:p><text:span text:style-name="T1">ch5</text:span></text:p>
          </draw:text-box>
        </draw:frame>
        <draw:frame draw:style-name="gr8" draw:text-style-name="P4" draw:layer="layout" svg:width="1.999cm" svg:height="1.038cm" svg:x="0.003cm" svg:y="11.962cm">
          <draw:text-box>
            <text:p><text:span text:style-name="T1">G1</text:span></text:p>
          </draw:text-box>
        </draw:frame>
        <draw:frame draw:style-name="gr8" draw:text-style-name="P4" draw:layer="layout" svg:width="1.999cm" svg:height="1.038cm" svg:x="0.003cm" svg:y="13.962cm">
          <draw:text-box>
            <text:p><text:span text:style-name="T1">G2</text:span></text:p>
          </draw:text-box>
        </draw:frame>
        <draw:frame draw:style-name="gr8" draw:text-style-name="P4" draw:layer="layout" svg:width="1.999cm" svg:height="1.038cm" svg:x="0.003cm" svg:y="15.962cm">
          <draw:text-box>
            <text:p><text:span text:style-name="T1">CC</text:span></text:p>
          </draw:text-box>
        </draw:frame>
        <draw:frame draw:style-name="gr8" draw:text-style-name="P4" draw:layer="layout" svg:width="1.999cm" svg:height="1.038cm" svg:x="0.002cm" svg:y="17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2cm" svg:y="19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3cm" svg:y="21.962cm">
          <draw:text-box>
            <text:p><text:span text:style-name="T1">CH3</text:span></text:p>
          </draw:text-box>
        </draw:frame>
        <draw:frame draw:style-name="gr8" draw:text-style-name="P4" draw:layer="layout" svg:width="1.999cm" svg:height="1.038cm" svg:x="0.003cm" svg:y="23.962cm">
          <draw:text-box>
            <text:p><text:span text:style-name="T1">CH4</text:span></text:p>
          </draw:text-box>
        </draw:frame>
        <draw:frame draw:style-name="gr8" draw:text-style-name="P4" draw:layer="layout" svg:width="1.999cm" svg:height="1.038cm" svg:x="0.003cm" svg:y="25.962cm">
          <draw:text-box>
            <text:p><text:span text:style-name="T1">CH5</text:span></text:p>
          </draw:text-box>
        </draw:frame>
        <draw:frame draw:style-name="gr9" draw:text-style-name="P4" draw:layer="layout" svg:width="6.034cm" svg:height="1.038cm" svg:x="2.002cm" svg:y="-0.038cm">
          <draw:text-box>
            <text:p><text:span text:style-name="T1">Min1=2; Min2=1</text:span></text:p>
          </draw:text-box>
        </draw:frame>
      </draw:page>
      <draw:page draw:name="page4" draw:style-name="dp1" draw:master-page-name="Обычный">
        <draw:polyline draw:style-name="gr1" draw:text-style-name="P1" draw:layer="layout" svg:width="16.999cm" svg:height="0.999cm" svg:x="2cm" svg:y="2cm" svg:viewBox="0 0 17000 1000" draw:points="0,1000 2000,1000 2000,0 5000,0 5000,1000 17000,1000">
          <text:p/>
        </draw:polyline>
        <draw:polyline draw:style-name="gr1" draw:text-style-name="P1" draw:layer="layout" svg:width="16.999cm" svg:height="0.999cm" svg:x="2cm" svg:y="4cm" svg:viewBox="0 0 17000 1000" draw:points="0,1000 3000,1000 3000,0 6000,0 6000,1000 17000,1000">
          <text:p/>
        </draw:polyline>
        <draw:polyline draw:style-name="gr1" draw:text-style-name="P1" draw:layer="layout" svg:width="16.999cm" svg:height="0.999cm" svg:x="2cm" svg:y="6cm" svg:viewBox="0 0 17000 1000" draw:points="0,1000 8000,1000 8000,0 11000,0 11000,1000 17000,1000">
          <text:p/>
        </draw:polyline>
        <draw:polyline draw:style-name="gr2" draw:text-style-name="P1" draw:layer="layout" svg:width="16.999cm" svg:height="0.999cm" svg:x="2cm" svg:y="8cm" svg:viewBox="0 0 17000 1000" draw:points="0,1000 4000,1000 4000,0 14000,0 14000,1000 17000,1000">
          <text:p/>
        </draw:polyline>
        <draw:polyline draw:style-name="gr2" draw:text-style-name="P1" draw:layer="layout" svg:width="16.999cm" svg:height="0.999cm" svg:x="2cm" svg:y="10cm" svg:viewBox="0 0 17000 1000" draw:points="0,1000 6000,1000 6000,0 16000,0 16000,1000 17000,1000">
          <text:p/>
        </draw:polyline>
        <draw:polyline draw:style-name="gr4" draw:text-style-name="P1" draw:layer="layout" svg:width="16.999cm" svg:height="0.999cm" svg:x="2cm" svg:y="14cm" svg:viewBox="0 0 17000 1000" draw:points="0,1000 6036,1000 6036,0 14036,0 14036,1000 17000,1000">
          <text:p/>
        </draw:polyline>
        <draw:polyline draw:style-name="gr5" draw:text-style-name="P1" draw:layer="layout" svg:width="16.999cm" svg:height="0.999cm" svg:x="2cm" svg:y="16cm" svg:viewBox="0 0 17000 1000" draw:points="0,1000 8036,1000 8036,0 11036,0 11036,1000 17000,1000">
          <text:p/>
        </draw:polyline>
        <draw:polygon draw:style-name="gr6" draw:text-style-name="P2" draw:layer="layout" svg:width="16.999cm" svg:height="0.999cm" svg:x="2cm" svg:y="18cm" svg:viewBox="0 0 17000 1000" draw:points="0,1000 4000,1000 4000,0 5000,0 5000,1000 17000,1000">
          <text:p/>
        </draw:polygon>
        <draw:polygon draw:style-name="gr6" draw:text-style-name="P2" draw:layer="layout" svg:width="16.999cm" svg:height="0.999cm" svg:x="2cm" svg:y="20cm" svg:viewBox="0 0 17000 1000" draw:points="0,1000 4000,1000 4000,0 5036,0 5036,1000 17000,1000">
          <text:p/>
        </draw:polygon>
        <draw:polygon draw:style-name="gr6" draw:text-style-name="P2" draw:layer="layout" svg:width="16.999cm" svg:height="0cm" svg:x="2cm" svg:y="23cm" svg:viewBox="0 0 17000 0" draw:points="0,0 17000,0">
          <text:p/>
        </draw:polygon>
        <draw:polygon draw:style-name="gr7" draw:text-style-name="P3" draw:layer="layout" svg:width="16.999cm" svg:height="0.999cm" svg:x="2cm" svg:y="24cm" svg:viewBox="0 0 17000 1000" draw:points="0,1000 4000,1000 4000,0 5036,0 5036,1000 17000,1000">
          <text:p/>
        </draw:polygon>
        <draw:polygon draw:style-name="gr7" draw:text-style-name="P3" draw:layer="layout" svg:width="16.999cm" svg:height="0cm" svg:x="2cm" svg:y="27cm" svg:viewBox="0 0 17000 0" draw:points="0,0 17000,0">
          <text:p/>
        </draw:polygon>
        <draw:frame draw:style-name="gr8" draw:text-style-name="P4" draw:layer="layout" svg:width="1.999cm" svg:height="1.038cm" svg:x="0.001cm" svg:y="1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2cm" svg:y="3.962cm">
          <draw:text-box>
            <text:p><text:span text:style-name="T1">ch2</text:span></text:p>
          </draw:text-box>
        </draw:frame>
        <draw:frame draw:style-name="gr8" draw:text-style-name="P4" draw:layer="layout" svg:width="1.999cm" svg:height="1.038cm" svg:x="0.002cm" svg:y="5.962cm">
          <draw:text-box>
            <text:p><text:span text:style-name="T1">ch3</text:span></text:p>
          </draw:text-box>
        </draw:frame>
        <draw:frame draw:style-name="gr8" draw:text-style-name="P4" draw:layer="layout" svg:width="1.999cm" svg:height="1.038cm" svg:x="0.002cm" svg:y="7.962cm">
          <draw:text-box>
            <text:p><text:span text:style-name="T1">ch4</text:span></text:p>
          </draw:text-box>
        </draw:frame>
        <draw:frame draw:style-name="gr8" draw:text-style-name="P4" draw:layer="layout" svg:width="1.999cm" svg:height="1.038cm" svg:x="0.002cm" svg:y="9.962cm">
          <draw:text-box>
            <text:p><text:span text:style-name="T1">ch5</text:span></text:p>
          </draw:text-box>
        </draw:frame>
        <draw:frame draw:style-name="gr8" draw:text-style-name="P4" draw:layer="layout" svg:width="1.999cm" svg:height="1.038cm" svg:x="0.003cm" svg:y="11.962cm">
          <draw:text-box>
            <text:p><text:span text:style-name="T1">G1</text:span></text:p>
          </draw:text-box>
        </draw:frame>
        <draw:frame draw:style-name="gr8" draw:text-style-name="P4" draw:layer="layout" svg:width="1.999cm" svg:height="1.038cm" svg:x="0.003cm" svg:y="13.962cm">
          <draw:text-box>
            <text:p><text:span text:style-name="T1">G2</text:span></text:p>
          </draw:text-box>
        </draw:frame>
        <draw:frame draw:style-name="gr8" draw:text-style-name="P4" draw:layer="layout" svg:width="1.999cm" svg:height="1.038cm" svg:x="0.003cm" svg:y="15.962cm">
          <draw:text-box>
            <text:p><text:span text:style-name="T1">CC</text:span></text:p>
          </draw:text-box>
        </draw:frame>
        <draw:frame draw:style-name="gr8" draw:text-style-name="P4" draw:layer="layout" svg:width="1.999cm" svg:height="1.038cm" svg:x="0.002cm" svg:y="17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2cm" svg:y="19.962cm">
          <draw:text-box>
            <text:p><text:span text:style-name="T1">CH1</text:span></text:p>
          </draw:text-box>
        </draw:frame>
        <draw:frame draw:style-name="gr8" draw:text-style-name="P4" draw:layer="layout" svg:width="1.999cm" svg:height="1.038cm" svg:x="0.003cm" svg:y="21.962cm">
          <draw:text-box>
            <text:p><text:span text:style-name="T1">CH3</text:span></text:p>
          </draw:text-box>
        </draw:frame>
        <draw:frame draw:style-name="gr8" draw:text-style-name="P4" draw:layer="layout" svg:width="1.999cm" svg:height="1.038cm" svg:x="0.003cm" svg:y="23.962cm">
          <draw:text-box>
            <text:p><text:span text:style-name="T1">CH4</text:span></text:p>
          </draw:text-box>
        </draw:frame>
        <draw:frame draw:style-name="gr8" draw:text-style-name="P4" draw:layer="layout" svg:width="1.999cm" svg:height="1.038cm" svg:x="0.003cm" svg:y="25.962cm">
          <draw:text-box>
            <text:p><text:span text:style-name="T1">CH5</text:span></text:p>
          </draw:text-box>
        </draw:frame>
        <draw:polyline draw:style-name="gr3" draw:text-style-name="P1" draw:layer="layout" svg:width="16.999cm" svg:height="0.999cm" svg:x="2cm" svg:y="12cm" svg:viewBox="0 0 17000 1000" draw:points="0,1000 2000,1000 2000,0 6000,0 6000,1000 8000,1000 8000,0 11000,0 11000,1000 17000,1000">
          <text:p/>
        </draw:polyline>
        <draw:frame draw:style-name="gr9" draw:text-style-name="P4" draw:layer="layout" svg:width="6.034cm" svg:height="1.038cm" svg:x="2.002cm" svg:y="-0.038cm">
          <draw:text-box>
            <text:p><text:span text:style-name="T1">Min1=1; Min2=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036cm" fo:margin-right="1.99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22:48:01.863205002</meta:creation-date>
    <dc:date>2025-05-06T23:30:21.807538084</dc:date>
    <meta:editing-duration>PT28M28S</meta:editing-duration>
    <meta:editing-cycles>6</meta:editing-cycles>
    <meta:generator>LibreOffice/24.2.7.2$Linux_X86_64 LibreOffice_project/420$Build-2</meta:generator>
    <meta:document-statistic meta:object-count="108"/>
  </office:meta>
</office:document-meta>
</file>